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91d" officeooo:paragraph-rsid="001e491d"/>
    </style:style>
    <style:style style:name="P2" style:family="paragraph" style:parent-style-name="Standard">
      <style:text-properties officeooo:rsid="001e491d" officeooo:paragraph-rsid="001f5bb9"/>
    </style:style>
    <style:style style:name="P3" style:family="paragraph" style:parent-style-name="Standard">
      <style:text-properties officeooo:rsid="001e491d" officeooo:paragraph-rsid="001fbd82"/>
    </style:style>
    <style:style style:name="P4" style:family="paragraph" style:parent-style-name="Standard">
      <style:text-properties officeooo:rsid="001e491d" officeooo:paragraph-rsid="0020e8c0"/>
    </style:style>
    <style:style style:name="P5" style:family="paragraph" style:parent-style-name="Standard">
      <style:text-properties officeooo:rsid="001e491d" officeooo:paragraph-rsid="00224734"/>
    </style:style>
    <style:style style:name="P6" style:family="paragraph" style:parent-style-name="Standard">
      <style:text-properties fo:font-weight="bold" officeooo:rsid="001e491d" officeooo:paragraph-rsid="001e491d" style:font-weight-asian="bold" style:font-weight-complex="bold"/>
    </style:style>
    <style:style style:name="P7" style:family="paragraph" style:parent-style-name="Standard">
      <style:text-properties fo:font-weight="bold" officeooo:rsid="001fbd82" officeooo:paragraph-rsid="001fbd82" style:font-weight-asian="bold" style:font-weight-complex="bold"/>
    </style:style>
    <style:style style:name="P8" style:family="paragraph" style:parent-style-name="Standard">
      <style:text-properties officeooo:paragraph-rsid="001e491d"/>
    </style:style>
    <style:style style:name="P9" style:family="paragraph" style:parent-style-name="Standard">
      <style:text-properties officeooo:rsid="0020e8c0" officeooo:paragraph-rsid="0020e8c0"/>
    </style:style>
    <style:style style:name="P10" style:family="paragraph" style:parent-style-name="Standard">
      <style:text-properties style:font-name="Courier New1" fo:font-size="9.69999980926514pt" officeooo:rsid="0020e8c0" officeooo:paragraph-rsid="0020e8c0" style:font-size-asian="9.69999980926514pt" style:font-size-complex="9.69999980926514pt"/>
    </style:style>
    <style:style style:name="P11" style:family="paragraph" style:parent-style-name="Standard">
      <style:text-properties fo:font-weight="normal" officeooo:rsid="001fbd82" officeooo:paragraph-rsid="001fbd82" style:font-weight-asian="normal" style:font-weight-complex="normal"/>
    </style:style>
    <style:style style:name="P12" style:family="paragraph" style:parent-style-name="Standard">
      <style:text-properties fo:font-weight="normal" officeooo:rsid="001fbd82" officeooo:paragraph-rsid="00224734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9.75pt" fo:font-style="normal" style:text-underline-style="none" fo:font-weight="normal" officeooo:rsid="001e491d" officeooo:paragraph-rsid="001e491d" style:text-blinking="false" fo:background-color="transparent"/>
    </style:style>
    <style:style style:name="P14" style:family="paragraph" style:parent-style-name="Text_20_body">
      <style:text-properties officeooo:rsid="001e491d" officeooo:paragraph-rsid="001f5bb9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officeooo:rsid="001e491d"/>
    </style:style>
    <style:style style:name="T2" style:family="text">
      <style:text-properties officeooo:rsid="001f5bb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e8c0"/>
    </style:style>
    <style:style style:name="T5" style:family="text">
      <style:text-properties style:font-name="Courier New" fo:font-size="9.75pt" fo:font-style="normal" fo:font-weight="normal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9.7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e491d"/>
    </style:style>
    <style:style style:name="T9" style:family="text">
      <style:text-properties style:text-underline-style="solid" style:text-underline-width="auto" style:text-underline-color="font-color" officeooo:rsid="001f5bb9"/>
    </style:style>
    <style:style style:name="T10" style:family="text">
      <style:text-properties style:font-name="Courier New1" fo:font-size="9.69999980926514pt" officeooo:rsid="0020e8c0" style:font-size-asian="9.69999980926514pt" style:font-size-complex="9.69999980926514pt"/>
    </style:style>
    <style:style style:name="T11" style:family="text">
      <style:text-properties officeooo:rsid="00224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out routes</text:p>
      <text:p text:style-name="P1"></text:p>
      <text:p text:style-name="P1"><text:tab/>-swan/dress/designs </text:p>
      <text:p text:style-name="P1"><text:tab/> <text:s/>and </text:p>
      <text:p text:style-name="P1"><text:tab/>-swan/dress/projects</text:p>
      <text:p text:style-name="P1"></text:p>
      <text:p text:style-name="P1">are replaced by:</text:p>
      <text:p text:style-name="P1"><text:tab/>-swan/designs </text:p>
      <text:p text:style-name="P1"><text:tab/> <text:s/>and </text:p>
      <text:p text:style-name="P1"><text:tab/>-swan/projects</text:p>
      <text:p text:style-name="P1"></text:p>
      <text:p text:style-name="P1">Also now we support inner resources for both of them:</text:p>
      <text:p text:style-name="P1"><text:s/><text:tab/><text:tab/></text:p>
      <text:p text:style-name="P1"><text:s/><text:tab/>-project/{project_id}/uploads</text:p>
      <text:p text:style-name="P1"><text:s/><text:tab/>-project/{project_id}/background_images</text:p>
      <text:p text:style-name="P1"><text:s/><text:tab/>-project/{project_id}/silhouette_images</text:p>
      <text:p text:style-name="P1"><text:s/><text:tab/>-project/{project_id}/comments</text:p>
      <text:p text:style-name="P1"></text:p>
      <text:p text:style-name="P1"><text:tab/>and</text:p>
      <text:p text:style-name="P1"></text:p>
      <text:p text:style-name="P1"><text:tab/>-designs/{design_id}/visuals <text:tab/><text:tab/><text:tab/><text:tab/>(this one already existed)</text:p>
      <text:p text:style-name="P1"></text:p>
      <text:p text:style-name="P6"/>
      <text:p text:style-name="P6">About Http methods:</text:p>
      <text:p text:style-name="P1"></text:p>
      <text:p text:style-name="P1">PATCH method <text:span text:style-name="T2">was</text:span> implemented for both projects and designs, so now partial updates can be requested.</text:p>
      <text:p text:style-name="P1"></text:p>
      <text:p text:style-name="P6">About images:</text:p>
      <text:p text:style-name="P4"><text:tab/>You may notice from the <text:span text:style-name="T2">routes</text:span> exposed above that the <text:span text:style-name="T4">'</text:span>background image<text:span text:style-name="T4">'</text:span>, the <text:span text:style-name="T4">'</text:span>silhouette image<text:span text:style-name="T4">'</text:span> and the <text:span text:style-name="T4">'</text:span>uploads<text:span text:style-name="T4">'</text:span> of the Projects (and the <text:span text:style-name="T4">'</text:span>visuals<text:span text:style-name="T4">'</text:span> of the <text:span text:style-name="T4">D</text:span>esigns) must be managed <text:span text:style-name="T2">as resources</text:span> now. </text:p>
      <text:p text:style-name="P4">So, for example, to create an 'upload' you must POST to 'project/{project_id}/uploads' <text:span text:style-name="T2">together</text:span> with a payload (look at the api doc for examples). </text:p>
      <text:p text:style-name="P4"/>
      <text:p text:style-name="P2">Before this, the 'uploads' were just inner fields of the <text:span text:style-name="T2">P</text:span>roject model (and the services responses), which was not correct <text:span text:style-name="T2">and made the creation process very slow</text:span>.</text:p>
      <text:p text:style-name="P1"></text:p>
      <text:p text:style-name="P1"><text:span text:style-name="T2">Also, all of them must be sent as Base64 strings.</text:span></text:p>
      <text:p text:style-name="P1"/>
      <text:p text:style-name="P6">About payloads:</text:p>
      <text:p text:style-name="P4">We have removed several unused fields from the services responses,<text:span text:style-name="T4"> renamed some of them, changed the value type, or reorganized other ones</text:span>. </text:p>
      <text:p text:style-name="P4"/>
      <text:p text:style-name="P4"><text:span text:style-name="T2">Please have in mind that almost all the modifications were based on this 'agreement': </text:span><text:a xlink:type="simple" xlink:href="https://docs.google.com/document/d/1A2vCmXEuvxVqSQBOSdsqjcG5oq8IrFo4QZsrAG9OKXU/edit"><text:span text:style-name="T2">https://docs.google.com/document/d/1A2vCmXEuvxVqSQBOSdsqjcG5oq8IrFo4QZsrAG9OKXU/edit</text:span></text:a></text:p>
      <text:p text:style-name="P3"><text:span text:style-name="T3"/></text:p>
      <text:p text:style-name="P1">So, to compare:</text:p>
      <text:p text:style-name="P1"/>
      <text:p text:style-name="P1"><text:span text:style-name="T7">OLD GET</text:span> 'swan/dress/<text:span text:style-name="T4">projects</text:span>/id' response:</text:p>
      <text:p text:style-name="P13"><text:bookmark text:name="docs-internal-guid-97ac8a6f-8e11-6cd0-c248-20d4f8488b3e"/>{</text:p>
      <text:p text:style-name="P16"><text:soft-page-break/><text:span text:style-name="T5">"createdAt": "2015-04-20T20:57:00+00:00",</text:span></text:p>
      <text:p text:style-name="P16"><text:span text:style-name="T5">"updatedAt": "2015-04-20T20:58:03+00:00",</text:span></text:p>
      <text:p text:style-name="P16"><text:span text:style-name="T5">"id": "7fae3046-ff9f-4a20-966c-130457b659b1",</text:span></text:p>
      <text:p text:style-name="P16"><text:span text:style-name="T5">"designId": "ba56b7f8-3ac3-4597-adaa-e64ff00355c4",</text:span></text:p>
      <text:p text:style-name="P16"><text:span text:style-name="T5">"sketchOrderId": null,</text:span></text:p>
      <text:p text:style-name="P16"><text:span text:style-name="T5">"dressOrderId": null,</text:span></text:p>
      <text:p text:style-name="P16"><text:span text:style-name="T5">"coutureSettingId": "00561683-fd51-419d-a394-bc68233d96a8",</text:span></text:p>
      <text:p text:style-name="P16"><text:span text:style-name="T5">"approvedSketch": null,</text:span></text:p>
      <text:p text:style-name="P16"><text:span text:style-name="T5">"inspiration": null,</text:span></text:p>
      <text:p text:style-name="P16"><text:span text:style-name="T5">"measurements": null,</text:span></text:p>
      <text:p text:style-name="P16"><text:span text:style-name="T5">"monogram": null,</text:span></text:p>
      <text:p text:style-name="P16"><text:span text:style-name="T5">"sketchComments": null,</text:span></text:p>
      <text:p text:style-name="P16"><text:span text:style-name="T5">"silhouette": null,</text:span></text:p>
      <text:p text:style-name="P17"><text:span text:style-name="T6">"backgroundCover": null,</text:span></text:p>
      <text:p text:style-name="P16"><text:span text:style-name="T5">"projectTitle": "Taylor Custom Dress",</text:span></text:p>
      <text:p text:style-name="P16"><text:span text:style-name="T5">"eventType": "wedding",</text:span></text:p>
      <text:p text:style-name="P16"><text:span text:style-name="T5">"eventDate": "2015-05-16T19:57:02+00:00",</text:span></text:p>
      <text:p text:style-name="P16"><text:span text:style-name="T5">"thumbsUp": null,</text:span></text:p>
      <text:p text:style-name="P16"><text:span text:style-name="T5">"privacy": "everyone",</text:span></text:p>
      <text:p text:style-name="P16"><text:span text:style-name="T5">"totalPrice": null,</text:span></text:p>
      <text:p text:style-name="P16"><text:span text:style-name="T5">"origin": "bespoke",</text:span></text:p>
      <text:p text:style-name="P16"><text:span text:style-name="T5">"creator": 1,</text:span></text:p>
      <text:p text:style-name="P16"><text:span text:style-name="T5">"state": "design",</text:span></text:p>
      <text:p text:style-name="P16"><text:span text:style-name="T5">"pose": null,</text:span></text:p>
      <text:p text:style-name="P16"><text:span text:style-name="T5">"uploadsIds": null,</text:span></text:p>
      <text:p text:style-name="P16"><text:span text:style-name="T5">"commentsIds": null,</text:span></text:p>
      <text:p text:style-name="P16"><text:span text:style-name="T5">"design": { THE DESIGN BODY WAS HIDDEN, WE DON’T CARE ABOUT IT HERE  },</text:span></text:p>
      <text:p text:style-name="P16"><text:span text:style-name="T5">"coutureSetting": {</text:span></text:p>
      <text:p text:style-name="P16"><text:span text:style-name="T5">"createdAt": "2015-04-20T20:57:00+00:00",</text:span></text:p>
      <text:p text:style-name="P16"><text:span text:style-name="T5">"updatedAt": "2015-04-20T20:58:02+00:00",</text:span></text:p>
      <text:p text:style-name="P16"><text:span text:style-name="T5">"id": "00561683-fd51-419d-a394-bc68233d96a8",</text:span></text:p>
      <text:p text:style-name="P16"><text:span text:style-name="T5">"occasion": null,</text:span></text:p>
      <text:p text:style-name="P16"><text:span text:style-name="T5">"ageRange": null,</text:span></text:p>
      <text:p text:style-name="P16"><text:span text:style-name="T5">"dressType": null,</text:span></text:p>
      <text:p text:style-name="P16"><text:span text:style-name="T5">"bodyType": null,</text:span></text:p>
      <text:p text:style-name="P16"><text:span text:style-name="T5">"projectId": "7fae3046-ff9f-4a20-966c-130457b659b1",</text:span></text:p>
      <text:p text:style-name="P16"><text:span text:style-name="T5">"firstRun": true</text:span></text:p>
      <text:p text:style-name="P16"><text:span text:style-name="T5">},</text:span></text:p>
      <text:p text:style-name="P16"><text:span text:style-name="T5">"uploads": [],</text:span></text:p>
      <text:p text:style-name="P16"><text:span text:style-name="T5">"comments": {</text:span></text:p>
      <text:p text:style-name="P16"><text:span text:style-name="T5">"comments": [],</text:span></text:p>
      <text:p text:style-name="P16"><text:span text:style-name="T5">"total": 0,</text:span></text:p>
      <text:p text:style-name="P16"><text:span text:style-name="T5">"unseen": 0</text:span></text:p>
      <text:p text:style-name="P16"><text:span text:style-name="T5">}</text:span></text:p>
      <text:p text:style-name="P8"><text:span text:style-name="T1"></text:span></text:p>
      <text:p text:style-name="P1"><text:span text:style-name="T7">NEW GET</text:span> <text:s/>'swan/<text:span text:style-name="T4">projects</text:span>/:id' <text:span text:style-name="T4">response:</text:span></text:p>
      <text:p text:style-name="P10">{</text:p>
      <text:p text:style-name="P10"><text:s text:c="2"/>"id": 26,</text:p>
      <text:p text:style-name="P10"><text:soft-page-break/><text:s text:c="2"/>"originalDesignId": 62,</text:p>
      <text:p text:style-name="P10"><text:s text:c="2"/>"createdAt": "2015-06-22 19:59:13 UTC",</text:p>
      <text:p text:style-name="P10"><text:s text:c="2"/>"sketchOrderId": null,</text:p>
      <text:p text:style-name="P10"><text:s text:c="2"/>"dressOrderId": null,</text:p>
      <text:p text:style-name="P10"><text:s text:c="2"/>"approvedSketch": null,</text:p>
      <text:p text:style-name="P10"><text:s text:c="2"/>"title": "Sophie Custom Dress",</text:p>
      <text:p text:style-name="P10"><text:s text:c="2"/>"eventType": "fashion",</text:p>
      <text:p text:style-name="P10"><text:s text:c="2"/>"eventDate": "2015-07-08",</text:p>
      <text:p text:style-name="P10"><text:s text:c="2"/>"privacy": "everyone",</text:p>
      <text:p text:style-name="P10"><text:s text:c="2"/>"likes": 0,</text:p>
      <text:p text:style-name="P10"><text:s text:c="2"/>"totalPrice": "1234",</text:p>
      <text:p text:style-name="P10"><text:s text:c="2"/>"origin": "product_details",</text:p>
      <text:p text:style-name="P10"><text:s text:c="2"/>"creator": 1,</text:p>
      <text:p text:style-name="P10"><text:s text:c="2"/>"state": "design",</text:p>
      <text:p text:style-name="P10"><text:s text:c="2"/>"pose": null,</text:p>
      <text:p text:style-name="P10"><text:s text:c="2"/>"backgroundCover": {</text:p>
      <text:p text:style-name="P10"><text:s text:c="4"/>"id": 1,</text:p>
      <text:p text:style-name="P10"><text:s text:c="4"/>"image": {</text:p>
      <text:p text:style-name="P10"><text:s text:c="6"/>"url": "https://s3.amazonaws.com/swan-public/uploads/background_covers/3f7b555a-ad94-4714-98ff-30178af2862d.jpeg"</text:p>
      <text:p text:style-name="P10"><text:s text:c="4"/>}</text:p>
      <text:p text:style-name="P10"><text:s text:c="2"/>},</text:p>
      <text:p text:style-name="P10"><text:s text:c="2"/>"silhouette": {</text:p>
      <text:p text:style-name="P10"><text:s text:c="4"/>"id": 1,</text:p>
      <text:p text:style-name="P10"><text:s text:c="4"/>"image": {</text:p>
      <text:p text:style-name="P10"><text:s text:c="6"/>"url": "https://s3.amazonaws.com/swan-public/uploads/silhouettes/c0cdd939-bed8-49a4-9431-ad1428bd40ff.jpeg"</text:p>
      <text:p text:style-name="P10"><text:s text:c="4"/>}</text:p>
      <text:p text:style-name="P10"><text:s text:c="2"/>},</text:p>
      <text:p text:style-name="P10"><text:s text:c="2"/>"design": {</text:p>
      <text:p text:style-name="P10"><text:s text:c="4"/>"dress": {</text:p>
      <text:p text:style-name="P10"><text:s text:c="6"/>"notEditableFields": [</text:p>
      <text:p text:style-name="P10"><text:s text:c="8"/>"fabric",</text:p>
      <text:p text:style-name="P10"><text:s text:c="8"/>"color",</text:p>
      <text:p text:style-name="P10"><text:s text:c="8"/>"features",</text:p>
      <text:p text:style-name="P10"><text:s text:c="8"/>"technique",</text:p>
      <text:p text:style-name="P10"><text:s text:c="8"/>"details",</text:p>
      <text:p text:style-name="P10"><text:s text:c="8"/>"coverage",</text:p>
      <text:p text:style-name="P10"><text:s text:c="8"/>"closure",</text:p>
      <text:p text:style-name="P10"><text:s text:c="8"/>"train",</text:p>
      <text:p text:style-name="P10"><text:s text:c="8"/>"monogram",</text:p>
      <text:p text:style-name="P10"><text:s text:c="8"/>"effect"</text:p>
      <text:p text:style-name="P10"><text:s text:c="6"/>],</text:p>
      <text:p text:style-name="P10"><text:s text:c="6"/>"silhouette": "silhouette-sheath",</text:p>
      <text:p text:style-name="P10"><text:s text:c="6"/>"length": "silhouette",</text:p>
      <text:p text:style-name="P10"><text:s text:c="6"/>"neckline": "neckline-dipped",</text:p>
      <text:p text:style-name="P10"><text:s text:c="6"/>"necklineIllusion": "neckline-plunging",</text:p>
      <text:p text:style-name="P10"><text:s text:c="6"/>"sleeve": "sleeve-sleeveless",</text:p>
      <text:p text:style-name="P10"><text:s text:c="6"/>"sleeveIllusion": null,</text:p>
      <text:p text:style-name="P10"><text:s text:c="6"/>"back": "back-bare",</text:p>
      <text:p text:style-name="P10"><text:s text:c="6"/>"backIllusion": "back-closed",</text:p>
      <text:p text:style-name="P10"><text:s text:c="6"/>"train": "train-royal",</text:p>
      <text:p text:style-name="P10"><text:s text:c="6"/>"fabric": [</text:p>
      <text:p text:style-name="P10"><text:s text:c="8"/>"fabric-90",</text:p>
      <text:p text:style-name="P10"><text:s text:c="8"/>"fabric-18243480-6b3b-0cfe-7c24-09433a00fc95"</text:p>
      <text:p text:style-name="P10"><text:s text:c="6"/>],</text:p>
      <text:p text:style-name="P10"><text:s text:c="6"/>"closure": "closure-taffeta",</text:p>
      <text:p text:style-name="P10"><text:s text:c="6"/>"color": "color-gold",</text:p>
      <text:p text:style-name="P10"><text:s text:c="6"/>"details": null,</text:p>
      <text:p text:style-name="P10"><text:s text:c="6"/>"features": [</text:p>
      <text:p text:style-name="P10"><text:s text:c="8"/>"nice"</text:p>
      <text:p text:style-name="P10"><text:s text:c="6"/>],</text:p>
      <text:p text:style-name="P10"><text:s text:c="6"/>"technique": "technique-beadwork",</text:p>
      <text:p text:style-name="P10"><text:s text:c="6"/>"effect": "effect-fb2271c9-1f75-a194-ee3f-c5857eb10c65",</text:p>
      <text:p text:style-name="P10"><text:s text:c="6"/>"pattern": [</text:p>
      <text:p text:style-name="P10"><text:s text:c="8"/>"the pattern"</text:p>
      <text:p text:style-name="P10"><text:soft-page-break/><text:s text:c="6"/>],</text:p>
      <text:p text:style-name="P10"><text:s text:c="6"/>"coverage": "coverage-scattered",</text:p>
      <text:p text:style-name="P10"><text:s text:c="6"/>"monogram": "monogram-elephant",</text:p>
      <text:p text:style-name="P10"><text:s text:c="6"/>"stylePalette": [</text:p>
      <text:p text:style-name="P10"><text:s text:c="8"/>"the style palette",</text:p>
      <text:p text:style-name="P10"><text:s text:c="8"/>"the style palette2"</text:p>
      <text:p text:style-name="P10"><text:s text:c="6"/>],</text:p>
      <text:p text:style-name="P10"><text:s text:c="6"/>"basePrice": "1600",</text:p>
      <text:p text:style-name="P10"><text:s text:c="6"/>"customizationPrice": "40"</text:p>
      <text:p text:style-name="P10"><text:s text:c="4"/>}</text:p>
      <text:p text:style-name="P10"><text:s text:c="2"/>},</text:p>
      <text:p text:style-name="P10"><text:s text:c="2"/>"coutureSettings": {</text:p>
      <text:p text:style-name="P10"><text:s text:c="4"/>"occasion": "the best ocassion",</text:p>
      <text:p text:style-name="P10"><text:s text:c="4"/>"ageRange": "15-20",</text:p>
      <text:p text:style-name="P10"><text:s text:c="4"/>"dressType": "beautiful one",</text:p>
      <text:p text:style-name="P10"><text:s text:c="4"/>"bodyType": "thin",</text:p>
      <text:p text:style-name="P10"><text:s text:c="4"/>"firstRun": false</text:p>
      <text:p text:style-name="P10"><text:s text:c="2"/>},</text:p>
      <text:p text:style-name="P10"><text:s text:c="2"/>"uploads": []</text:p>
      <text:p text:style-name="P10">}</text:p>
      <text:p text:style-name="P9"/>
      <text:p text:style-name="P2"><text:span text:style-name="T7">OLD GET </text:span>'swan/dress/designs/id' response:</text:p>
      <text:p text:style-name="P2"/>
      <text:p text:style-name="P14"><text:bookmark text:name="docs-internal-guid-97ac8a6f-8e13-2efa-36c3-a7516d19dee1"/><text:span text:style-name="T6">{</text:span></text:p>
      <text:p text:style-name="P16"><text:span text:style-name="T5">"createdAt": "2015-04-13T17:22:50+00:00",</text:span></text:p>
      <text:p text:style-name="P16"><text:span text:style-name="T5">"updatedAt": "2015-04-16T13:12:03+00:00",</text:span></text:p>
      <text:p text:style-name="P16"><text:span text:style-name="T5">"id": "559cb586-e3df-4784-9b78-25fee3f6fa60",</text:span></text:p>
      <text:p text:style-name="P16"><text:span text:style-name="T5">"visualsIds": "#&lt;Set:0x0000000ff21660&gt;",</text:span></text:p>
      <text:p text:style-name="P16"><text:span text:style-name="T5">"ratings": null,</text:span></text:p>
      <text:p text:style-name="P16"><text:span text:style-name="T5">"softDeleted": false,</text:span></text:p>
      <text:p text:style-name="P16"><text:span text:style-name="T5">"ownerId": null,</text:span></text:p>
      <text:p text:style-name="P16"><text:span text:style-name="T5">"projectId": null,</text:span></text:p>
      <text:p text:style-name="P16"><text:span text:style-name="T5">"marketing": {</text:span></text:p>
      <text:p text:style-name="P16"><text:span text:style-name="T5">"richBlurb": "This is a test",</text:span></text:p>
      <text:p text:style-name="P16"><text:span text:style-name="T5">"sku": "SKU31415",</text:span></text:p>
      <text:p text:style-name="P16"><text:span text:style-name="T5">"title": "Red Dress"</text:span></text:p>
      <text:p text:style-name="P16"><text:span text:style-name="T5">},</text:span></text:p>
      <text:p text:style-name="P16"><text:span text:style-name="T5">"isNew": false,</text:span></text:p>
      <text:p text:style-name="P16"><text:span text:style-name="T5">"inCollection": null,</text:span></text:p>
      <text:p text:style-name="P16"><text:span text:style-name="T5">"hasMarketing": true,</text:span></text:p>
      <text:p text:style-name="P16"><text:span text:style-name="T5">"hasWateau": false,</text:span></text:p>
      <text:p text:style-name="P16"><text:span text:style-name="T5">"manufacturingDetails": null,</text:span></text:p>
      <text:p text:style-name="P16"><text:span text:style-name="T5">"likes": 0,</text:span></text:p>
      <text:p text:style-name="P16"><text:span text:style-name="T5">"section": "evening",</text:span></text:p>
      <text:p text:style-name="P16"><text:span text:style-name="T5">"category": "collection",</text:span></text:p>
      <text:p text:style-name="P16"><text:span text:style-name="T5">"style": "style-chic-and-modern",</text:span></text:p>
      <text:p text:style-name="P16"><text:span text:style-name="T5">"construction": "construction-simple",</text:span></text:p>
      <text:p text:style-name="P16"><text:span text:style-name="T5">"dressType": "type-new",</text:span></text:p>
      <text:p text:style-name="P16"><text:span text:style-name="T5">"basePrice": "200",</text:span></text:p>
      <text:p text:style-name="P16"><text:span text:style-name="T5">"customizationPrice": null,</text:span></text:p>
      <text:p text:style-name="P16"><text:span text:style-name="T5">"overview": null,</text:span></text:p>
      <text:p text:style-name="P16"><text:span text:style-name="T5">"sku": null,</text:span></text:p>
      <text:p text:style-name="P16"><text:span text:style-name="T5">"silhouette": null,</text:span></text:p>
      <text:p text:style-name="P16"><text:soft-page-break/><text:span text:style-name="T5">"neckline": null,</text:span></text:p>
      <text:p text:style-name="P16"><text:span text:style-name="T5">"sleeve": null,</text:span></text:p>
      <text:p text:style-name="P16"><text:span text:style-name="T5">"back": null,</text:span></text:p>
      <text:p text:style-name="P16"><text:span text:style-name="T5">"train": null,</text:span></text:p>
      <text:p text:style-name="P16"><text:span text:style-name="T5">"fabric": null,</text:span></text:p>
      <text:p text:style-name="P16"><text:span text:style-name="T5">"closure": null,</text:span></text:p>
      <text:p text:style-name="P16"><text:span text:style-name="T5">"status": null,</text:span></text:p>
      <text:p text:style-name="P16"><text:span text:style-name="T5">"color": null,</text:span></text:p>
      <text:p text:style-name="P16"><text:span text:style-name="T5">"details": null,</text:span></text:p>
      <text:p text:style-name="P16"><text:span text:style-name="T5">"features": null,</text:span></text:p>
      <text:p text:style-name="P16"><text:span text:style-name="T5">"technique": null,</text:span></text:p>
      <text:p text:style-name="P16"><text:span text:style-name="T5">"effect": null,</text:span></text:p>
      <text:p text:style-name="P16"><text:span text:style-name="T5">"pattern": null,</text:span></text:p>
      <text:p text:style-name="P16"><text:span text:style-name="T5">"coverage": null,</text:span></text:p>
      <text:p text:style-name="P16"><text:span text:style-name="T5">"monogram": null,</text:span></text:p>
      <text:p text:style-name="P16"><text:span text:style-name="T5">"stylePalette": null,</text:span></text:p>
      <text:p text:style-name="P16"><text:span text:style-name="T5">"notEditableFields": null,</text:span></text:p>
      <text:p text:style-name="P16"><text:span text:style-name="T5">"detailsFeatures": null,</text:span></text:p>
      <text:p text:style-name="P16"><text:span text:style-name="T5">"constructionType": null,</text:span></text:p>
      <text:p text:style-name="P16"><text:span text:style-name="T5">"dressStyle": null,</text:span></text:p>
      <text:p text:style-name="P16"><text:span text:style-name="T5">"dressCategory": null,</text:span></text:p>
      <text:p text:style-name="P16"><text:span text:style-name="T5">"customPrice": null,</text:span></text:p>
      <text:p text:style-name="P16"><text:span text:style-name="T5">"typeDress": null,</text:span></text:p>
      <text:p text:style-name="P16"><text:span text:style-name="T5">"sections": null,</text:span></text:p>
      <text:p text:style-name="P16"><text:span text:style-name="T5">"price": null,</text:span></text:p>
      <text:p text:style-name="P16"><text:span text:style-name="T5">"visuals": []</text:span></text:p>
      <text:p text:style-name="P15">}</text:p>
      <text:p text:style-name="Text_20_body"><text:line-break/><text:span text:style-name="T8">NEW GET '</text:span><text:span text:style-name="T1">swan/designs/:id' response:</text:span></text:p>
      <text:p text:style-name="P1"><text:span text:style-name="T10">{</text:span></text:p>
      <text:p text:style-name="P10"><text:s text:c="2"/>"id": 67,</text:p>
      <text:p text:style-name="P10"><text:s text:c="2"/>"createdAt": "2015-06-12 20:46:28 UTC",</text:p>
      <text:p text:style-name="P10"><text:s text:c="2"/>"ownerId": 1,</text:p>
      <text:p text:style-name="P10"><text:s text:c="2"/>"richBlurb": "the rich blurb",</text:p>
      <text:p text:style-name="P10"><text:s text:c="2"/>"title": "the title",</text:p>
      <text:p text:style-name="P10"><text:s text:c="2"/>"sku": "W12-99-1304",</text:p>
      <text:p text:style-name="P10"><text:s text:c="2"/>"likes": 0,</text:p>
      <text:p text:style-name="P10"><text:s text:c="2"/>"section": null,</text:p>
      <text:p text:style-name="P10"><text:s text:c="2"/>"category": null,</text:p>
      <text:p text:style-name="P10"><text:s text:c="2"/>"style": null,</text:p>
      <text:p text:style-name="P10"><text:s text:c="2"/>"dressType": null,</text:p>
      <text:p text:style-name="P10"><text:s text:c="2"/>"construction": null,</text:p>
      <text:p text:style-name="P10"><text:s text:c="2"/>"overview": null,</text:p>
      <text:p text:style-name="P10"><text:s text:c="2"/>"features": [</text:p>
      <text:p text:style-name="P10"><text:s text:c="4"/>"designs features",</text:p>
      <text:p text:style-name="P10"><text:s text:c="4"/>"designs features1"</text:p>
      <text:p text:style-name="P10"><text:s text:c="2"/>],</text:p>
      <text:p text:style-name="P10"><text:s text:c="2"/>"dress": {</text:p>
      <text:p text:style-name="P10"><text:s text:c="4"/>"notEditableFields": [</text:p>
      <text:p text:style-name="P10"><text:s text:c="6"/>"silhouette"</text:p>
      <text:p text:style-name="P10"><text:s text:c="4"/>],</text:p>
      <text:p text:style-name="P10"><text:s text:c="4"/>"silhouette": null,</text:p>
      <text:p text:style-name="P10"><text:s text:c="4"/>"length": "again length",</text:p>
      <text:p text:style-name="P10"><text:soft-page-break/><text:s text:c="4"/>"neckline": "the best neckline",</text:p>
      <text:p text:style-name="P10"><text:s text:c="4"/>"necklineIlussion": "the neclkine illusion",</text:p>
      <text:p text:style-name="P10"><text:s text:c="4"/>"sleeve": "the best sleeve",</text:p>
      <text:p text:style-name="P10"><text:s text:c="4"/>"sleeveIllusion": "the best sleeve illusion ever",</text:p>
      <text:p text:style-name="P10"><text:s text:c="4"/>"back": null,</text:p>
      <text:p text:style-name="P10"><text:s text:c="4"/>"backIlussion": "the best backIlusion",</text:p>
      <text:p text:style-name="P10"><text:s text:c="4"/>"train": null,</text:p>
      <text:p text:style-name="P10"><text:s text:c="4"/>"fabric": [</text:p>
      <text:p text:style-name="P10"><text:s text:c="6"/>"fabricsss"</text:p>
      <text:p text:style-name="P10"><text:s text:c="4"/>],</text:p>
      <text:p text:style-name="P10"><text:s text:c="4"/>"closure": null,</text:p>
      <text:p text:style-name="P10"><text:s text:c="4"/>"color": null,</text:p>
      <text:p text:style-name="P10"><text:s text:c="4"/>"details": null,</text:p>
      <text:p text:style-name="P10"><text:s text:c="4"/>"features": [</text:p>
      <text:p text:style-name="P10"><text:s text:c="6"/>"the features",</text:p>
      <text:p text:style-name="P10"><text:s text:c="6"/>"the features1"</text:p>
      <text:p text:style-name="P10"><text:s text:c="4"/>],</text:p>
      <text:p text:style-name="P10"><text:s text:c="4"/>"technique": null,</text:p>
      <text:p text:style-name="P10"><text:s text:c="4"/>"effect": null,</text:p>
      <text:p text:style-name="P10"><text:s text:c="4"/>"pattern": [</text:p>
      <text:p text:style-name="P10"><text:s text:c="6"/>"the pattern"</text:p>
      <text:p text:style-name="P10"><text:s text:c="4"/>],</text:p>
      <text:p text:style-name="P10"><text:s text:c="4"/>"coverage": null,</text:p>
      <text:p text:style-name="P10"><text:s text:c="4"/>"monogram": null,</text:p>
      <text:p text:style-name="P10"><text:s text:c="4"/>"stylePalette": [</text:p>
      <text:p text:style-name="P10"><text:s text:c="6"/>"the style palette",</text:p>
      <text:p text:style-name="P10"><text:s text:c="6"/>"the style palette2"</text:p>
      <text:p text:style-name="P10"><text:s text:c="4"/>],</text:p>
      <text:p text:style-name="P10"><text:s text:c="4"/>"basePrice": null,</text:p>
      <text:p text:style-name="P10"><text:s text:c="4"/>"customizationPrice": null</text:p>
      <text:p text:style-name="P10"><text:s text:c="2"/>},</text:p>
      <text:p text:style-name="P10"><text:s text:c="2"/>"visuals": []</text:p>
      <text:p text:style-name="P10">}</text:p>
      <text:p text:style-name="P9"/>
      <text:p text:style-name="P1"></text:p>
      <text:p text:style-name="P6">- <text:span text:style-name="T9">design payload comments:</text:span></text:p>
      <text:p text:style-name="P11">We included a new structure within the <text:span text:style-name="T11">D</text:span>esign: the <text:span text:style-name="T11">D</text:span>ress.</text:p>
      <text:p text:style-name="P11"/>
      <text:p text:style-name="P12">The dress includes all the fields of a design that an User is allowed to modify (despite the 'not-editable-fields'), <text:span text:style-name="T11">and the prices</text:span>. <text:span text:style-name="T11">So</text:span> the Design now includes those fields that the user can not modify <text:span text:style-name="T11">and the dress</text:span>.</text:p>
      <text:p text:style-name="P11"/>
      <text:p text:style-name="P11"><text:span text:style-name="T11">U</text:span>ntil now, each time an <text:span text:style-name="T11">U</text:span>ser created a Project we made a copy of the Design. This <text:span text:style-name="T11">was</text:span> what made <text:span text:style-name="T11">D</text:span>esigns be duplicated at Collection pages sometimes, and also play<text:span text:style-name="T11">ed</text:span> against low response times of the services that <text:span text:style-name="T11">populated</text:span> those pages as those copies were stored at the same db table of the <text:span text:style-name="T11">D</text:span>esigns for <text:span text:style-name="T11">real </text:span>sale.</text:p>
      <text:p text:style-name="P11"/>
      <text:p text:style-name="P12">Now, when an <text:span text:style-name="T11">U</text:span>ser creates a <text:span text:style-name="T11">D</text:span>esign only the attributes which belong to the <text:span text:style-name="T11">D</text:span>ress are copied, and in a separate table. </text:p>
      <text:p text:style-name="P12"/>
      <text:p text:style-name="P12">So we won't see duplicated <text:span text:style-name="T11">D</text:span>esigns anymore and the load time of those pages won't be affected as the site traffic grows.</text:p>
      <text:p text:style-name="P7"/>
      <text:p text:style-name="P6"/>
      <text:p text:style-name="P6">About information summaries:</text:p>
      <text:p text:style-name="P1"><text:span text:style-name="T11">As before the refactor</text:span> 'swan/desig<text:span text:style-name="T11">n</text:span>s' will return a summary with the minimum <text:span text:style-name="T11">necessary</text:span> information for the design cards. All the previously existing filters are available, same as the search by sku. <text:tab/></text:p>
      <text:p text:style-name="P1"></text:p>
      <text:p text:style-name="P1"><text:soft-page-break/>And 'swan/desings?all=true' will return the full objects to edit at the admin panel.</text:p>
      <text:p text:style-name="P1"></text:p>
      <text:p text:style-name="P1">With this <text:span text:style-name="T11">refactor work</text:span> we also got rid of the cache issues, as we're not working with cache anymore (at least until we have a real <text:span text:style-name="T2">necessity</text:span> of it). So all the changes done to designs through the admin panel, and also the 'likes', will be shown <text:span text:style-name="T2">immediately.</text:span></text:p>
      <text:p text:style-name="P1"></text:p>
      <text:p text:style-name="P5">As with Designs, <text:span text:style-name="T7">we have Project Summaries </text:span>available through '/lookbook/projects'. The<text:span text:style-name="T11">y</text:span> contain the <text:span text:style-name="T2">minimum</text:span> required information to fill the Project Cards of the lookbook page. </text:p>
      <text:p text:style-name="P5">We encourage you to use this endpoint to show the content at that page, instead of the entire objects (GET 'swan/projects'). <text:span text:style-name="T11">Both for the current logged user (nowadays 'swan/dress/projects' is used), and for navigating other User's Lookbook (nowadays the Projects of other Users are retrieved via 'swan_user').</text:span></text:p>
      <text:p text:style-name="P1"></text:p>
      <text:p text:style-name="P1"/>
      <text:p text:style-name="P6"><text:span text:style-name="T2">About Project</text:span> <text:span text:style-name="T2">c</text:span>omments:</text:p>
      <text:p text:style-name="P1"><text:tab/>- /swan/comment/comments was replaced by swan/projects/{projectId}/comments</text:p>
      <text:p text:style-name="P1"/>
      <text:p text:style-name="P2"><text:tab/>- comments belonging to projects are not longer retrieved in <text:span text:style-name="T2">P</text:span>roject <text:span text:style-name="T2">service </text:span>response <text:span text:style-name="T2">body</text:span>. Instead we use swan/projects/{projectId}/comments.</text:p>
      <text:p text:style-name="P2"></text:p>
      <text:p text:style-name="P1"><text:tab/>- 'update_action' f<text:span text:style-name="T2">ie</text:span>l<text:span text:style-name="T2">d</text:span> used in payload of <text:span text:style-name="T2">'</text:span>update<text:span text:style-name="T2">'</text:span> action is no longer <text:span text:style-name="T2">necessary.</text:span> <text:span text:style-name="T2">Please check the api doc.</text:span></text:p>
      <text:p text:style-name="P1"/>
      <text:p text:style-name="P1"><text:tab/>-<text:span text:style-name="T2">the field 'seen' is not part of the comment itself any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aucedo</meta:initial-creator>
    <meta:creation-date>2015-07-14T16:08:37.493033137</meta:creation-date>
    <dc:date>2015-07-14T16:55:32.865719639</dc:date>
    <dc:creator>Juan Saucedo</dc:creator>
    <meta:editing-duration>PT44M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309" meta:word-count="1074" meta:character-count="9504" meta:non-whitespace-character-count="7880"/>
  </office:meta>
</office:document-meta>
</file>